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automatic-styles>
    <style:style style:name="P1" style:parent-style-name="Otsikko1" style:master-page-name="MP0" style:family="paragraph">
      <style:paragraph-properties fo:break-before="page"/>
    </style:style>
    <style:style style:name="T2" style:parent-style-name="Kappaleenoletusfontti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T3" style:parent-style-name="Kappaleenoletusfontti" style:family="text">
      <style:text-properties style:font-name="Calibri" style:font-name-asian="Times New Roman" style:font-name-complex="Calibri" fo:font-size="11pt" style:font-size-asian="11pt" style:font-size-complex="11pt" fo:language="en" fo:country="US" style:language-asian="fi" style:country-asian="FI"/>
    </style:style>
    <style:style style:name="P4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5" style:parent-style-name="Standard" style:family="paragraph">
      <style:paragraph-properties fo:margin-bottom="0in"/>
    </style:style>
    <style:style style:name="T6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7" style:parent-style-name="Kappaleenoletusfontti" style:family="text">
      <style:text-properties style:font-name-complex="Calibri" fo:language="en" fo:country="US"/>
    </style:style>
    <style:style style:name="P8" style:parent-style-name="Standard" style:family="paragraph">
      <style:paragraph-properties fo:margin-bottom="0in"/>
    </style:style>
    <style:style style:name="T9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0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T11" style:parent-style-name="Kappaleenoletusfontti" style:family="text">
      <style:text-properties style:font-name-asian="Times New Roman" style:font-name-complex="Calibri" fo:language="en" fo:country="US" style:language-asian="fi" style:country-asian="FI"/>
    </style:style>
    <style:style style:name="P12" style:parent-style-name="Standard" style:family="paragraph">
      <style:paragraph-properties fo:margin-bottom="0in"/>
      <style:text-properties style:font-name-asian="Times New Roman" style:font-name-complex="Calibri" fo:language="en" fo:country="US" style:language-asian="fi" style:country-asian="FI"/>
    </style:style>
    <style:style style:name="P13" style:parent-style-name="Standard" style:family="paragraph">
      <style:paragraph-properties fo:margin-bottom="0in"/>
    </style:style>
    <style:style style:name="T14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16" style:parent-style-name="Standard" style:family="paragraph">
      <style:paragraph-properties fo:margin-bottom="0in"/>
    </style:style>
    <style:style style:name="T17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1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1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0" style:parent-style-name="Standard" style:family="paragraph">
      <style:paragraph-properties fo:margin-bottom="0in"/>
    </style:style>
    <style:style style:name="T21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22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23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4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5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29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30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31" style:parent-style-name="Kappaleenoletusfontti" style:family="text">
      <style:text-properties fo:language="en" fo:country="US"/>
    </style:style>
    <style:style style:name="P32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33" style:parent-style-name="Kappaleenoletusfontti" style:family="text">
      <style:text-properties fo:language="en" fo:country="US" style:language-asian="fi" style:country-asian="FI"/>
    </style:style>
    <style:style style:name="T34" style:parent-style-name="Kappaleenoletusfontti" style:family="text">
      <style:text-properties fo:language="en" fo:country="US" style:language-asian="fi" style:country-asian="FI"/>
    </style:style>
    <style:style style:name="P35" style:parent-style-name="Vaintekstinä" style:family="paragraph">
      <style:text-properties fo:language="en" fo:country="US" style:language-asian="fi" style:country-asian="FI"/>
    </style:style>
    <style:style style:name="P36" style:parent-style-name="Vaintekstinä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37" style:parent-style-name="Vaintekstinä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T38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39" style:parent-style-name="Vaintekstinä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40" style:parent-style-name="Vaintekstinä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P41" style:parent-style-name="Vaintekstinä" style:family="paragraph">
      <style:text-properties style:font-name-asian="Times New Roman" style:font-name-complex="Calibri" fo:color="#000000" fo:language="en" fo:country="US" style:language-asian="fi" style:country-asian="FI"/>
    </style:style>
    <style:style style:name="T42" style:parent-style-name="Kappaleenoletusfontti1" style:family="text">
      <style:text-properties fo:language="en" fo:country="US"/>
    </style:style>
    <style:style style:name="T43" style:parent-style-name="Hyperlinkki1" style:family="text">
      <style:text-properties fo:language="en" fo:country="US"/>
    </style:style>
    <style:style style:name="T44" style:parent-style-name="Hyperlinkki1" style:family="text">
      <style:text-properties fo:language="en" fo:country="US"/>
    </style:style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T47" style:parent-style-name="Hyperlinkki" style:family="text">
      <style:text-properties style:use-window-font-color="true" style:text-underline-type="none" fo:language="en" fo:country="US"/>
    </style:style>
    <style:style style:name="T48" style:parent-style-name="Hyperlinkki" style:family="text">
      <style:text-properties style:use-window-font-color="true" style:text-underline-type="none" fo:language="en" fo:country="US"/>
    </style:style>
    <style:style style:name="T49" style:parent-style-name="Hyperlinkki" style:family="text">
      <style:text-properties style:use-window-font-color="true" style:text-position="super 63.6%" style:text-underline-type="none" fo:language="en" fo:country="US"/>
    </style:style>
    <style:style style:name="T50" style:parent-style-name="Hyperlinkki" style:family="text">
      <style:text-properties style:use-window-font-color="true" style:text-underline-type="none" fo:language="en" fo:country="US"/>
    </style:style>
    <style:style style:name="T51" style:parent-style-name="Hyperlinkki" style:family="text">
      <style:text-properties style:use-window-font-color="true" style:text-underline-type="none" fo:language="en" fo:country="US"/>
    </style:style>
    <style:style style:name="T52" style:parent-style-name="Kappaleenoletusfontti" style:family="text">
      <style:text-properties fo:language="en" fo:country="US"/>
    </style:style>
    <style:style style:name="P53" style:parent-style-name="Vaintekstinä" style:family="paragraph">
      <style:text-properties fo:language="en" fo:country="US"/>
    </style:style>
    <style:style style:name="P54" style:parent-style-name="Vaintekstinä" style:family="paragraph">
      <style:text-properties fo:language="en" fo:country="US"/>
    </style:style>
    <style:style style:name="P55" style:parent-style-name="Vaintekstinä" style:family="paragraph">
      <style:text-properties fo:language="en" fo:country="US"/>
    </style:style>
    <style:style style:name="T56" style:parent-style-name="Hyperlinkki" style:family="text">
      <style:text-properties style:use-window-font-color="true" style:text-underline-type="none" fo:language="en" fo:country="US"/>
    </style:style>
    <style:style style:name="T57" style:parent-style-name="Hyperlinkki" style:family="text">
      <style:text-properties fo:language="en" fo:country="US"/>
    </style:style>
    <style:style style:name="P58" style:parent-style-name="Standard" style:family="paragraph">
      <style:paragraph-properties fo:margin-bottom="0in"/>
      <style:text-properties fo:language="en" fo:country="US"/>
    </style:style>
    <style:style style:name="P59" style:parent-style-name="Standard" style:family="paragraph">
      <style:paragraph-properties fo:margin-bottom="0in"/>
      <style:text-properties fo:language="en" fo:country="US"/>
    </style:style>
    <style:style style:name="P60" style:parent-style-name="Standard" style:family="paragraph">
      <style:paragraph-properties fo:margin-bottom="0in"/>
      <style:text-properties fo:language="en" fo:country="US"/>
    </style:style>
    <style:style style:name="P61" style:parent-style-name="Standard" style:family="paragraph">
      <style:paragraph-properties fo:margin-bottom="0in"/>
    </style:style>
    <style:style style:name="T62" style:parent-style-name="Kappaleenoletusfontti" style:family="text">
      <style:text-properties fo:language="en" fo:country="US"/>
    </style:style>
    <style:style style:name="T63" style:parent-style-name="Hyperlinkki" style:family="text">
      <style:text-properties fo:language="en" fo:country="US"/>
    </style:style>
    <style:style style:name="T64" style:parent-style-name="Kappaleenoletusfontti" style:family="text">
      <style:text-properties fo:language="en" fo:country="US"/>
    </style:style>
    <style:style style:name="T65" style:parent-style-name="Kappaleenoletusfontti" style:family="text">
      <style:text-properties fo:language="en" fo:country="US"/>
    </style:style>
    <style:style style:name="P66" style:parent-style-name="Standard" style:family="paragraph">
      <style:paragraph-properties fo:margin-bottom="0in"/>
      <style:text-properties fo:language="en" fo:country="US"/>
    </style:style>
    <style:style style:name="P67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8" style:parent-style-name="Standard" style:family="paragraph">
      <style:paragraph-properties fo:margin-bottom="0in"/>
      <style:text-properties style:font-name-asian="Times New Roman" style:font-name-complex="Calibri" fo:color="#000000" fo:language="en" fo:country="US" style:language-asian="fi" style:country-asian="FI"/>
    </style:style>
    <style:style style:name="P69" style:parent-style-name="Standard" style:family="paragraph">
      <style:paragraph-properties fo:margin-bottom="0in"/>
    </style:style>
    <style:style style:name="T70" style:parent-style-name="Kappaleenoletusfontti1" style:family="text">
      <style:text-properties style:font-name-asian="Times New Roman" style:font-name-complex="Calibri" fo:color="#000000" fo:language="en" fo:country="US" style:language-asian="fi" style:country-asian="FI"/>
    </style:style>
    <style:style style:name="P71" style:parent-style-name="Standard" style:family="paragraph">
      <style:paragraph-properties fo:margin-bottom="0in"/>
      <style:text-properties fo:language="en" fo:country="US"/>
    </style:style>
    <style:style style:name="P72" style:parent-style-name="Standard" style:family="paragraph">
      <style:paragraph-properties fo:margin-bottom="0in"/>
    </style:style>
    <style:style style:name="T73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  <style:style style:name="T74" style:parent-style-name="Kappaleenoletusfontti" style:family="text">
      <style:text-properties style:font-name-asian="Times New Roman" style:font-name-complex="Calibri" fo:color="#000000" fo:language="en" fo:country="US" style:language-asian="fi" style:country-asian="FI"/>
    </style:style>
  </office:automatic-styles>
  <office:body>
    <office:text text:use-soft-page-breaks="true">
      <text:h text:style-name="P1" text:outline-level="1"><text:span text:style-name="T2">DC SRAP meeting 33</text:span><text:span text:style-name="T3"><text:s/>Notes</text:span></text:h>
      <text:p text:style-name="P4"/>
      <text:p text:style-name="P5"><text:span text:style-name="T6">Time:<text:s/></text:span><text:span text:style-name="T7">2023-08-15, 15:00-16:00 UTC</text:span></text:p>
      <text:p text:style-name="P8"><text:span text:style-name="T9">Place: Zoom,</text:span><text:span text:style-name="T10"><text:s/></text:span><text:a xlink:href="https://helsinki.zoom.us/j/67426809443?pwd=QmJEdjY0dXFkMC9VWjNnSGx6cFlRdz09" office:target-frame-name="_top" xlink:show="replace"><text:span text:style-name="T11">https://helsinki.zoom.us/j/67426809443?pwd=QmJEdjY0dXFkMC9VWjNnSGx6cFlRdz09</text:span></text:a></text:p>
      <text:p text:style-name="P12"/>
      <text:p text:style-name="P13"><text:span text:style-name="T14">1. Opening of the meeting</text:span></text:p>
      <text:p text:style-name="P15"/>
      <text:p text:style-name="P16"><text:span text:style-name="T17">2. Appointment of the minutes taker</text:span><text:span text:style-name="T18"><text:s/>– Alasdair<text:s/></text:span></text:p>
      <text:p text:style-name="P19"/>
      <text:p text:style-name="P20"><text:span text:style-name="T21">3. Approval of the agenda</text:span><text:span text:style-name="T22"><text:s/>- approved</text:span></text:p>
      <text:p text:style-name="P23"/>
      <text:p text:style-name="P24">4. Minutes of previous meeting<text:s/>- approved</text:p>
      <text:p text:style-name="P25"/>
      <text:p text:style-name="P26">2023-07-24, number 32</text:p>
      <text:p text:style-name="P27"/>
      <text:p text:style-name="P28">The draft has been sent to the attendees.</text:p>
      <text:p text:style-name="P29"/>
      <text:p text:style-name="Vaintekstinä"><text:span text:style-name="T30">5.Enumeration</text:span><text:span text:style-name="T31">. (Karen)</text:span></text:p>
      <text:p text:style-name="P32"/>
      <text:p text:style-name="Vaintekstinä"><text:span text:style-name="T33">GitHub issue:<text:s/></text:span><text:a xlink:href="https://github.com/dcmi/dc-srap/issues/28" office:target-frame-name="_top" xlink:show="replace"><text:span text:style-name="T34">https://github.com/dcmi/dc-srap/issues/28</text:span></text:a></text:p>
      <text:p text:style-name="P35"/>
      <text:p text:style-name="P36">Karen has promised to prepare a proposal for how to handle enumeration in SRAP focusing on Volume/Number<text:s/>and Issue.</text:p>
      <text:p text:style-name="P37"/>
      <text:p text:style-name="Vaintekstinä"><text:span text:style-name="T38">The recommendation will focus on using existing vocabularies where possible rather than adding to DC.</text:span></text:p>
      <text:p text:style-name="P39"/>
      <text:p text:style-name="P40">Karen’s comparison chart will be updated so that it covers all SRAP fields and highlights those that do not have a DC term. In such cases the<text:s/>first option is to look for terms from other vocabularies that accommodate them.</text:p>
      <text:p text:style-name="P41"/>
      <text:p text:style-name="Vaintekstinä1"><text:span text:style-name="T42">See<text:s/></text:span><text:a xlink:href="https://docs.google.com/spreadsheets/d/1hT-daBBYeVIp4e8VAV4AxYtSP1XmmOQeUnxT1fXgIzc/edit?usp=sharing" office:target-frame-name="_top" xlink:show="replace"><text:span text:style-name="T43">https://docs.google.com/spreadsheets/d/1hT-daBBYeVI</text:span><text:span text:style-name="T44">p4e8VAV4AxYtSP1XmmOQeUnxT1fXgIzc/edit?usp=sharing</text:span></text:a></text:p>
      <text:p text:style-name="Vaintekstinä1"/>
      <text:p text:style-name="Vaintekstinä1">KC: Looking at vol/issue and journal title. Article is FRBR work – embedded in journal</text:p>
      <text:p text:style-name="Vaintekstinä1">DC flat structure has no way to say what journal is – can’t have two titles</text:p>
      <text:p text:style-name="Vaintekstinä1">Schema.org – journalTitle – handle as isPartOf</text:p>
      <text:p text:style-name="Vaintekstinä1">OS: Flat is possible, not straightforward</text:p>
      <text:p text:style-name="Vaintekstinä1">KC: Flat uses human intelligence</text:p>
      <text:p text:style-name="Vaintekstinä1">OS: SRAP draw ’nested’ model and option for ’flat model’; element for ’hostTitle’?</text:p>
      <text:p text:style-name="Vaintekstinä1">KC: Need classes to say what resources are – what if not using classes and RDF?</text:p>
      <text:p text:style-name="Vaintekstinä1">AM: Flat model<text:s/>using a citation<text:s/>may be<text:s/>popular</text:p>
      <text:p text:style-name="Vaintekstinä1">OS: Can copy and paste citation; not primary place for expressign metadata</text:p>
      <text:p text:style-name="Vaintekstinä1">KC: dct:description – can’t parse dates, etc.</text:p>
      <text:p text:style-name="Vaintekstinä1">AM: ’Low bar’ option may eb all that is possible for some</text:p>
      <text:p text:style-name="Vaintekstinä1">JH: Handling book chapters or conferecne proceedings?</text:p>
      <text:p text:style-name="Vaintekstinä1">KC: Not added document types yet; describing two resources ’paper’ is primary; need some data element in flat model, e.g. title</text:p>
      <text:p text:style-name="Vaintekstinä1">OS: Separated elements, generic dct:title is fine; flat model needs different element names</text:p>
      <text:p text:style-name="Vaintekstinä1"/>
      <text:p text:style-name="Vaintekstinä1"/>
      <text:soft-page-break/>
      <text:p text:style-name="Vaintekstinä1">OS: Test data set of Finnish ’grey literature’; metadata in d-Space, harvested from university libraries in Finland and compiled by NLF; includes theses, book chapters and articles</text:p>
      <text:p text:style-name="Vaintekstinä1">Uses older ’qualified’ DC – large piece of work to standardise, e.g.: dc:relation.isPartOfJournal</text:p>
      <text:p text:style-name="Vaintekstinä1">Completely flat structure</text:p>
      <text:p text:style-name="Vaintekstinä1">Works in older versions of dSpace; version 7 more entity based</text:p>
      <text:p text:style-name="Vaintekstinä1">KC: isPartOf better than relation; could have vol. Etc. Included</text:p>
      <text:p text:style-name="Vaintekstinä1">JH: Can you add identifier for host resource in dSpace?</text:p>
      <text:p text:style-name="Vaintekstinä1">OS: Older versions just string</text:p>
      <text:p text:style-name="Vaintekstinä1"/>
      <text:p text:style-name="Vaintekstinä1">KC: Goal of SRAP – flat, nested or both?</text:p>
      <text:p text:style-name="Vaintekstinä1">OS: Nested and entities; need to reach out to users with ’flat’ options only</text:p>
      <text:p text:style-name="Vaintekstinä1">KC: define hostTitle or look to existing vocabs; what do we do for flat option?</text:p>
      <text:p text:style-name="Vaintekstinä1">JH: Offer two options; what about multiple titles with ISSN?</text:p>
      <text:p text:style-name="Vaintekstinä1">KC: need elemet for host identifier</text:p>
      <text:p text:style-name="Vaintekstinä1">JH: Offer bib citation as a ’last resort’ – should contain formatted data, conforming to Harvard, etc.</text:p>
      <text:p text:style-name="Vaintekstinä1"/>
      <text:p text:style-name="Vaintekstinä1"><text:span text:style-name="T45">Action:</text:span><text:s/>Draft models for nested and flat models (KC)<text:s/></text:p>
      <text:p text:style-name="Vaintekstinä1">KC: Will do example of isPartOf &lt;string&gt; - may be issues for Usage Board</text:p>
      <text:p text:style-name="P46"/>
      <text:p text:style-name="Vaintekstinä"><text:span text:style-name="T47">6. Replacing relatedCode and relatedDataSet with Source &amp; Source type description</text:span></text:p>
      <text:p text:style-name="Vaintekstinä"/>
      <text:p text:style-name="Vaintekstinä"><text:span text:style-name="T48">In the 32</text:span><text:span text:style-name="T49">nd</text:span><text:span text:style-name="T50"><text:s/>meeting, we decided to use Source for description of resources that have had an essential role in the producti</text:span><text:span text:style-name="T51">on of the described resource. Proposed elements RelatedCode and RelatedDataSet will be dropped.<text:s/></text:span><text:span text:style-name="T52">Instead, dct:source will be linked to the type of the source material.<text:s/></text:span></text:p>
      <text:p text:style-name="P53"/>
      <text:p text:style-name="P54">This change opens two (at least) additional tasks. First, we need a controlled vocabulary of source materials. Software (instead of code, as suggested by HughP in GitHub) and dataset are obvious choices, but we should discuss if there is a need for additional type values. But adding new terms to the vocabulary will be easier than adding a new element to SRAP. Second, we need to specify syntax for adding the type description to the source specification.</text:p>
      <text:p text:style-name="P55"/>
      <text:p text:style-name="Vaintekstinä"><text:span text:style-name="T56">GitHub issue:<text:s/></text:span><text:a xlink:href="https://github.com/dcmi/dc-srap/issues/9" office:target-frame-name="_top" xlink:show="replace"><text:span text:style-name="T57">https://github.com/dcmi/dc-srap/issues/9</text:span></text:a></text:p>
      <text:p text:style-name="P58"/>
      <text:p text:style-name="P59">In SRAP, Source should IMO<text:s/>only be used if the source resource has had an essential role in the creation of the described resource. A book is not a source unless the described resource is a summary of the book.<text:s/></text:p>
      <text:p text:style-name="P60"/>
      <text:p text:style-name="P61"><text:span text:style-name="T62">The terms to be used should be picked from COAR resource types (</text:span><text:a xlink:href="https://vocabularies.coar-repositories.org/resource_types/" office:target-frame-name="_top" xlink:show="replace"><text:span text:style-name="T63">https://vocabularies.coar-repositories.org/resource_types/</text:span></text:a><text:span text:style-name="T64">) but I am not sure how far we should go. For instance, we can use just dataset, or allow also more accurate COAR terms such as<text:s/></text:span><text:span text:style-name="T65">survey data or simulation data. Software can be divided into research software and source code. <text:s/></text:span></text:p>
      <text:p text:style-name="P66"/>
      <text:p text:style-name="P67">7. Any other business</text:p>
      <text:p text:style-name="P68"/>
      <text:p text:style-name="P69"><text:span text:style-name="T70">A presentation on SRAP at the next DCMI Conference in November, at the Community Updates Forum. Any volunteers?<text:s/></text:span></text:p>
      <text:p text:style-name="P71"/>
      <text:p text:style-name="P72"><text:span text:style-name="T73">8. Closure of the me</text:span><text:span text:style-name="T74">e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Otsikko1" style:display-name="Otsikk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style:font-name-complex="Calibri Light" fo:color="#2E74B5" fo:font-size="16pt" style:font-size-asian="16pt" style:font-size-complex="16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uettelo" style:display-name="Luettelo" style:family="paragraph" style:parent-style-name="Textbody">
      <style:text-properties style:font-name-complex="Lohit Devanagari" fo:font-size="12pt" style:font-size-asian="12pt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aliWWW" style:display-name="Normaali (WWW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style:language-asian="fi" style:country-asian="FI" fo:hyphenate="false"/>
    </style:style>
    <style:style style:name="Luettelokappale" style:display-name="Luettelokappal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Vaintekstinä" style:display-name="Vain tekstinä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HTML-esimuotoiltu" style:display-name="HTML-esimuotoiltu" style:family="paragraph" style:parent-style-name="Normaali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i" style:country-asian="FI" fo:hyphenate="true"/>
    </style:style>
    <style:style style:name="Internetlink" style:display-name="Internet link" style:family="text" style:parent-style-name="Kappaleenoletusfontti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Otsikko1Char" style:display-name="Otsikko 1 Char" style:family="text" style:parent-style-name="Kappaleenoletusfontti">
      <style:text-properties style:font-name="Calibri Light" style:font-name-asian="F" style:font-name-complex="F" fo:color="#2E74B5" fo:font-size="16pt" style:font-size-asian="16pt" style:font-size-complex="16pt"/>
    </style:style>
    <style:style style:name="Ratkaisematonmaininta" style:display-name="Ratkaisematon maininta" style:family="text" style:parent-style-name="Kappaleenoletusfontti">
      <style:text-properties fo:color="#605E5C" fo:background-color="#E1DFD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Times New Roman"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yperlinkki" style:display-name="Hyperlinkki" style:family="text" style:parent-style-name="Kappaleenoletusfontt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lator-code" style:display-name="relator-code" style:family="text" style:parent-style-name="Kappaleenoletusfontti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aintekstinäChar" style:display-name="Vain tekstinä Char" style:family="text" style:parent-style-name="Kappaleenoletusfontti">
      <style:text-properties style:font-name-asian="Calibri" style:font-name-complex="Times New Roman" style:font-size-complex="10.5pt"/>
    </style:style>
    <style:style style:name="AvattuHyperlinkki" style:display-name="AvattuHyperlinkki" style:family="text" style:parent-style-name="Kappaleenoletusfontti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Voimakas" style:display-name="Voimakas" style:family="text" style:parent-style-name="Kappaleenoletusfontti">
      <style:text-properties fo:font-weight="bold" style:font-weight-asian="bold" style:font-weight-complex="bold"/>
    </style:style>
    <style:style style:name="HTML-esimuotoiltuChar" style:display-name="HTML-esimuotoiltu Char" style:family="text" style:parent-style-name="Kappaleenoletusfontti">
      <style:text-properties style:font-name="Courier New" style:font-name-asian="Times New Roman" style:font-name-complex="Courier New" fo:font-size="10pt" style:font-size-asian="10pt" style:font-size-complex="10pt" style:language-asian="fi" style:country-asian="FI"/>
    </style:style>
    <style:style style:name="cl" style:display-name="cl" style:family="text" style:parent-style-name="Kappaleenoletusfontti"/>
    <style:style style:name="nt" style:display-name="nt" style:family="text" style:parent-style-name="Kappaleenoletusfontti"/>
    <style:style style:name="na" style:display-name="na" style:family="text" style:parent-style-name="Kappaleenoletusfontti"/>
    <style:style style:name="s" style:display-name="s" style:family="text" style:parent-style-name="Kappaleenoletusfontti"/>
    <style:style style:name="Kappaleenoletusfontti1" style:display-name="Kappaleen oletusfontti1" style:family="text"/>
    <style:style style:name="Vaintekstinä1" style:display-name="Vain tekstinä1" style:family="paragraph" style:parent-style-name="Normaali">
      <style:paragraph-properties fo:widows="2" fo:orphans="2" style:vertical-align="auto"/>
      <style:text-properties style:font-name-complex="Times New Roman" style:font-size-complex="10.5pt" fo:hyphenate="true"/>
    </style:style>
    <style:style style:name="Hyperlinkki1" style:display-name="Hyperlinkki1" style:family="text" style:parent-style-name="Kappaleenoletusfontti1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3" style:display-name="WWNum3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4" style:display-name="WWNum4">
      <text:list-level-style-number text:level="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5" style:display-name="WWNum5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6" style:display-name="WWNum6">
      <text:list-level-style-number text:level="1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7" style:display-name="WWNum7">
      <text:list-level-style-number text:level="1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8" style:display-name="WWNum8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0" style:display-name="WWNum10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/>
    </style:style>
    <style:style style:name="WW_CharLFO12LVL2" style:family="text">
      <style:text-properties style:font-name="Times New Roman" style:font-name-complex="Times New Roman" fo:font-size="10pt" style:font-size-asian="10pt"/>
    </style:style>
    <style:style style:name="WW_CharLFO12LVL3" style:family="text">
      <style:text-properties fo:font-size="10pt" style:font-size-asian="10pt"/>
    </style:style>
    <style:style style:name="WW_CharLFO12LVL4" style:family="text">
      <style:text-properties fo:font-size="10pt" style:font-size-asian="10pt"/>
    </style:style>
    <style:style style:name="WW_CharLFO12LVL5" style:family="text">
      <style:text-properties fo:font-size="10pt" style:font-size-asian="10pt"/>
    </style:style>
    <style:style style:name="WW_CharLFO12LVL6" style:family="text">
      <style:text-properties fo:font-size="10pt" style:font-size-asian="10pt"/>
    </style:style>
    <style:style style:name="WW_CharLFO12LVL7" style:family="text">
      <style:text-properties fo:font-size="10pt" style:font-size-asian="10pt"/>
    </style:style>
    <style:style style:name="WW_CharLFO12LVL8" style:family="text">
      <style:text-properties fo:font-size="10pt" style:font-size-asian="10pt"/>
    </style:style>
    <style:style style:name="WW_CharLFO12LVL9" style:family="text">
      <style:text-properties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fo:font-size="10pt" style:font-size-asian="10pt"/>
    </style:style>
    <style:style style:name="WW_CharLFO13LVL4" style:family="text">
      <style:text-properties fo:font-size="10pt" style:font-size-asian="10pt"/>
    </style:style>
    <style:style style:name="WW_CharLFO13LVL5" style:family="text">
      <style:text-properties fo:font-size="10pt" style:font-size-asian="10pt"/>
    </style:style>
    <style:style style:name="WW_CharLFO13LVL6" style:family="text">
      <style:text-properties fo:font-size="10pt" style:font-size-asian="10pt"/>
    </style:style>
    <style:style style:name="WW_CharLFO13LVL7" style:family="text">
      <style:text-properties fo:font-size="10pt" style:font-size-asian="10pt"/>
    </style:style>
    <style:style style:name="WW_CharLFO13LVL8" style:family="text">
      <style:text-properties fo:font-size="10pt" style:font-size-asian="10pt"/>
    </style:style>
    <style:style style:name="WW_CharLFO13LVL9" style:family="text">
      <style:text-properties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3" style:display-name="WWNum13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WWNum14" style:display-name="WWNum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kala, Juha E</meta:initial-creator>
    <dc:creator>Alasdair MacDonald</dc:creator>
    <meta:creation-date>2023-08-29T11:12:00Z</meta:creation-date>
    <dc:date>2023-08-29T12:44:00Z</dc:date>
    <meta:template xlink:href="Normal" xlink:type="simple"/>
    <meta:editing-cycles>4</meta:editing-cycles>
    <meta:editing-duration>PT4800S</meta:editing-duration>
    <meta:user-defined meta:name="AppVersion">16.0000</meta:user-defined>
    <meta:user-defined meta:name="Company">University of Helsink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0" meta:word-count="749" meta:character-count="5009" meta:row-count="35" meta:non-whitespace-character-count="4270"/>
  </office:meta>
</office:document-meta>
</file>